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2AD31B6A2EE5C9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179cm" fo:min-width="11.946cm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6.179cm" fo:min-width="12.45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22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76cm" fo:min-width="2.632cm"/>
      <style:paragraph-properties style:writing-mode="lr-tb"/>
    </style:style>
    <style:style style:name="gr5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464cm" fo:min-width="4.534cm"/>
      <style:paragraph-properties style:writing-mode="lr-tb"/>
    </style:style>
    <style:style style:name="gr6" style:family="graphic" style:parent-style-name="standard">
      <style:graphic-properties draw:stroke="none" draw:fill-color="#a5a5a5" draw:textarea-horizontal-align="justify" draw:textarea-vertical-align="middle" draw:auto-grow-height="false" fo:min-height="0.385cm" fo:min-width="0cm"/>
    </style:style>
    <style:style style:name="gr7" style:family="graphic" style:parent-style-name="standard">
      <style:graphic-properties draw:stroke="none" draw:fill-color="#a5a5a5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a5a5a5" draw:textarea-vertical-align="middle"/>
    </style:style>
    <style:style style:name="gr9" style:family="graphic" style:parent-style-name="standard">
      <style:graphic-properties svg:stroke-width="0.053cm" svg:stroke-color="#009e4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318cm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0000ff" draw:marker-start="Arrow" draw:marker-start-width="0.3cm" draw:marker-end="Arrow" draw:marker-end-width="0.3cm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464cm" fo:min-width="4.5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fo:min-height="0.761cm" fo:min-width="6.396cm"/>
      <style:paragraph-properties style:writing-mode="lr-tb"/>
    </style:style>
    <style:style style:name="gr14" style:family="graphic" style:parent-style-name="standard">
      <style:graphic-properties draw:stroke="none" draw:fill="none" fo:min-height="1.475cm"/>
      <style:paragraph-properties style:writing-mode="lr-tb"/>
    </style:style>
    <style:style style:name="gr15" style:family="graphic" style:parent-style-name="standard">
      <style:graphic-properties draw:stroke="none" draw:fill="none" fo:min-height="0.742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  <style:text-properties fo:font-size="16.8999996185303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6.8999996185303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6.8999996185303pt" fo:font-weight="bold" style:font-weight-asian="bold" style:font-weight-complex="bold"/>
    </style:style>
    <style:style style:name="P6" style:family="paragraph">
      <style:paragraph-properties fo:text-align="center" style:writing-mode="lr-tb"/>
      <style:text-properties fo:color="#009e4f" fo:font-size="15pt" style:font-size-asian="16pt" style:font-size-complex="16pt"/>
    </style:style>
    <style:style style:name="P7" style:family="paragraph">
      <loext:graphic-properties draw:fill-color="#ffffff"/>
      <style:paragraph-properties fo:text-align="center" style:writing-mode="lr-tb"/>
      <style:text-properties fo:color="#009e4f" fo:font-size="15pt" style:font-size-asian="16pt" style:font-size-complex="16pt"/>
    </style:style>
    <style:style style:name="P8" style:family="paragraph">
      <loext:graphic-properties draw:fill-color="#a5a5a5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font-size="15pt" style:font-size-asian="16pt" style:font-size-complex="16pt"/>
    </style:style>
    <style:style style:name="P12" style:family="paragraph">
      <style:paragraph-properties fo:text-align="center" style:writing-mode="lr-tb"/>
      <style:text-properties fo:color="#0000ff" fo:font-size="15pt" style:font-size-asian="16pt" style:font-size-complex="16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0000ff" fo:font-size="15pt" style:font-size-asian="16pt" style:font-size-complex="16p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6.8999996185303pt"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  <style:text-properties fo:font-size="18.7999992370605pt" style:font-size-asian="20pt" style:font-size-complex="20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font-size="16.8999996185303pt" fo:font-weight="bold" style:font-weight-asian="bold" style:font-weight-complex="bold"/>
    </style:style>
    <style:style style:name="T2" style:family="text">
      <style:text-properties fo:font-size="16.8999996185303pt" fo:font-weight="normal" style:font-weight-asian="normal" style:font-weight-complex="normal"/>
    </style:style>
    <style:style style:name="T3" style:family="text">
      <style:text-properties fo:color="#009e4f" fo:font-size="16pt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color="#0000ff" fo:font-size="16pt" style:font-size-asian="16pt" style:font-size-complex="16pt"/>
    </style:style>
    <style:style style:name="T6" style:family="text">
      <style:text-properties fo:font-size="18.7999992370605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446cm" svg:height="6.429cm" svg:x="14.37cm" svg:y="0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954cm" svg:height="6.429cm" svg:x="0.07cm" svg:y="0.9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032cm" svg:height="1.905cm" svg:x="4.826cm" svg:y="1.522cm">
          <draw:image xlink:href="Pictures/10000201000000E1000000E12AD31B6A2EE5C9F3.png" xlink:type="simple" xlink:show="embed" xlink:actuate="onLoad" loext:mime-type="image/png">
            <text:p/>
          </draw:image>
        </draw:frame>
        <draw:custom-shape draw:style-name="gr4" draw:text-style-name="P5" draw:layer="layout" svg:width="3.132cm" svg:height="1.01cm" svg:x="1.116cm" svg:y="1.578cm">
          <text:p text:style-name="P3"><text:span text:style-name="T1">Controlled mode</text:span></text:p>
          <text:p text:style-name="P3"><text:span text:style-name="T1">(Mode 1 and 3)</text:span></text:p>
          <text:p text:style-name="P4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34cm" svg:height="0.714cm" svg:x="3.602cm" svg:y="5.953cm">
          <text:p text:style-name="P6"><text:span text:style-name="T3">Sidelink (PC5)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0.762cm" svg:height="1.905cm" svg:x="5.48cm" svg:y="2.3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0.254cm" svg:height="0.238cm" svg:x="5.734cm" svg:y="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8" draw:layer="layout" svg:width="2.031cm" svg:height="0.713cm" svg:x="1.016cm" svg:y="6.239cm" svg:viewBox="0 0 2032 714" draw:points="0,714 0,476 524,357 655,0 1639,0 1770,357 2032,357 2032,714">
          <text:p/>
        </draw:polygon>
        <draw:custom-shape draw:style-name="gr7" draw:text-style-name="P8" draw:layer="layout" svg:width="0.356cm" svg:height="0.334cm" svg:x="1.168cm" svg:y="6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356cm" svg:height="0.334cm" svg:x="2.469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8" draw:layer="layout" svg:width="2.031cm" svg:height="0.713cm" svg:x="8.85cm" svg:y="6.239cm" svg:viewBox="0 0 2032 714" draw:points="0,714 0,476 524,357 655,0 1639,0 1770,357 2032,357 2032,714">
          <text:p/>
        </draw:polygon>
        <draw:custom-shape draw:style-name="gr7" draw:text-style-name="P8" draw:layer="layout" svg:width="0.356cm" svg:height="0.334cm" svg:x="9.002cm" svg:y="6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356cm" svg:height="0.334cm" svg:x="10.303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3.302cm" svg:y1="6.719cm" svg:x2="8.636cm" svg:y2="6.668cm">
          <text:p/>
        </draw:line>
        <draw:frame draw:style-name="gr10" draw:text-style-name="P11" draw:layer="layout" svg:width="4.826cm" svg:height="3.568cm" svg:x="6.712cm" svg:y="1.732cm">
          <draw:text-box>
            <text:p text:style-name="P10"><text:span text:style-name="T4">LTE/5G </text:span></text:p>
            <text:p text:style-name="P10"><text:span text:style-name="T4">Base Station</text:span></text:p>
          </draw:text-box>
        </draw:frame>
        <draw:line draw:style-name="gr11" draw:text-style-name="P9" draw:layer="layout" svg:x1="2.286cm" svg:y1="5.953cm" svg:x2="5.334cm" svg:y2="3.427cm">
          <text:p/>
        </draw:line>
        <draw:line draw:style-name="gr11" draw:text-style-name="P9" draw:layer="layout" svg:x1="9.652cm" svg:y1="5.953cm" svg:x2="6.35cm" svg:y2="3.427cm">
          <text:p/>
        </draw:line>
        <draw:custom-shape draw:style-name="gr12" draw:text-style-name="P13" draw:layer="layout" svg:width="5.034cm" svg:height="0.714cm" svg:x="7.674cm" svg:y="3.997cm">
          <text:p text:style-name="P12"><text:span text:style-name="T5">Control signaling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6.896cm" svg:height="1.011cm" svg:x="14.386cm" svg:y="1.239cm">
          <text:p text:style-name="P3"><text:span text:style-name="T1">Autonomous mode</text:span></text:p>
          <text:p text:style-name="P3"><text:span text:style-name="T1">(Mode 2 and 4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034cm" svg:height="0.714cm" svg:x="18.502cm" svg:y="5.954cm">
          <text:p text:style-name="P6"><text:span text:style-name="T3">Sidelink (PC5)</text:span></text:p>
          <draw:enhanced-geometry svg:viewBox="0 0 21600 21600" draw:type="rectangle" draw:enhanced-path="M 0 0 L 21600 0 21600 21600 0 21600 0 0 Z N"/>
        </draw:custom-shape>
        <draw:polygon draw:style-name="gr8" draw:text-style-name="P8" draw:layer="layout" svg:width="2.031cm" svg:height="0.713cm" svg:x="15.916cm" svg:y="6.24cm" svg:viewBox="0 0 2032 714" draw:points="0,714 0,476 524,357 655,0 1639,0 1770,357 2032,357 2032,714">
          <text:p/>
        </draw:polygon>
        <draw:custom-shape draw:style-name="gr7" draw:text-style-name="P8" draw:layer="layout" svg:width="0.356cm" svg:height="0.334cm" svg:x="16.068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356cm" svg:height="0.334cm" svg:x="17.369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8" draw:text-style-name="P8" draw:layer="layout" svg:width="2.031cm" svg:height="0.713cm" svg:x="23.75cm" svg:y="6.24cm" svg:viewBox="0 0 2032 714" draw:points="0,714 0,476 524,357 655,0 1639,0 1770,357 2032,357 2032,714">
          <text:p/>
        </draw:polygon>
        <draw:custom-shape draw:style-name="gr7" draw:text-style-name="P8" draw:layer="layout" svg:width="0.356cm" svg:height="0.334cm" svg:x="23.902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356cm" svg:height="0.334cm" svg:x="25.203cm" svg:y="6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8.202cm" svg:y1="6.719cm" svg:x2="23.536cm" svg:y2="6.668cm">
          <text:p/>
        </draw:line>
        <draw:frame draw:style-name="gr14" draw:text-style-name="P15" draw:layer="layout" svg:width="14.346cm" svg:height="1.725cm" svg:x="0.23cm" svg:y="0.058cm">
          <draw:text-box>
            <text:p><text:span text:style-name="T6">Network controlled centralized scheduling</text:span></text:p>
          </draw:text-box>
        </draw:frame>
        <draw:frame draw:style-name="gr15" draw:text-style-name="P15" draw:layer="layout" svg:width="12.186cm" svg:height="0.992cm" svg:x="15.376cm" svg:y="0.085cm">
          <draw:text-box>
            <text:p><text:span text:style-name="T6">Autonomous distributed scheduling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74cm" fo:margin-bottom="0cm" fo:text-indent="0cm"/>
      <style:text-properties fo:font-size="26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1cm" fo:margin-bottom="0cm" fo:text-indent="0cm"/>
      <style:text-properties fo:font-size="22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87cm" fo:margin-bottom="0cm" fo:text-indent="0cm"/>
      <style:text-properties fo:font-size="18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3cm" fo:margin-bottom="0cm" fo:text-indent="0cm"/>
      <style:text-properties fo:font-size="18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3cm" fo:margin-bottom="0cm" fo:text-indent="0cm"/>
      <style:text-properties fo:font-size="18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3cm" fo:margin-bottom="0cm" fo:text-indent="0cm"/>
      <style:text-properties fo:font-size="18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3cm" fo:margin-bottom="0cm" fo:text-indent="0cm"/>
      <style:text-properties fo:font-size="18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3cm" fo:margin-bottom="0cm" fo:text-indent="0cm"/>
      <style:text-properties fo:font-size="18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924cm" fo:page-height="7.87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631cm" svg:x="1cm" svg:y="4.957cm"/>
      <draw:page-thumbnail draw:layer="backgroundobjects" svg:width="8.999cm" svg:height="2.631cm" svg:x="1cm" svg:y="13.533cm"/>
      <draw:page-thumbnail draw:layer="backgroundobjects" svg:width="8.999cm" svg:height="2.631cm" svg:x="1cm" svg:y="22.109cm"/>
      <draw:page-thumbnail draw:layer="backgroundobjects" svg:width="8.999cm" svg:height="2.631cm" svg:x="11cm" svg:y="4.957cm"/>
      <draw:page-thumbnail draw:layer="backgroundobjects" svg:width="8.999cm" svg:height="2.631cm" svg:x="11cm" svg:y="13.533cm"/>
      <draw:page-thumbnail draw:layer="backgroundobjects" svg:width="8.999cm" svg:height="2.631cm" svg:x="11cm" svg:y="22.109cm"/>
    </style:handout-master>
    <style:master-page style:name="Default" style:page-layout-name="PM1" draw:style-name="Mdp1">
      <draw:frame presentation:style-name="Default-title" draw:layer="backgroundobjects" svg:width="25.199cm" svg:height="2.465cm" svg:x="1.4cm" svg:y="0.588cm" presentation:class="title" presentation:placeholder="true">
        <draw:text-box/>
      </draw:frame>
      <draw:frame presentation:style-name="Default-outline1" draw:layer="backgroundobjects" svg:width="25.199cm" svg:height="8.563cm" svg:x="1.4cm" svg:y="3.454cm" presentation:class="outline" presentation:placeholder="true">
        <draw:text-box/>
      </draw:frame>
      <draw:frame presentation:style-name="Mpr1" draw:text-style-name="MP2" draw:layer="backgroundobjects" svg:width="6.523cm" svg:height="1.017cm" svg:x="1.4cm" svg:y="13.4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17cm" svg:x="9.576cm" svg:y="13.4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17cm" svg:x="20.076cm" svg:y="13.45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4T16:17:56.209422748</meta:creation-date>
    <dc:date>2024-03-28T09:58:31.616869738</dc:date>
    <meta:editing-duration>PT18M38S</meta:editing-duration>
    <meta:editing-cycles>12</meta:editing-cycles>
    <meta:generator>LibreOffice/6.4.7.2$Linux_X86_64 LibreOffice_project/40$Build-2</meta:generator>
    <meta:document-statistic meta:object-count="52"/>
  </office:meta>
</office:document-meta>
</file>